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8646in" fo:margin-left="0.5771in" fo:margin-right="3.4833in" table:align="margins"/>
    </style:style>
    <style:style style:name="Table1.A" style:family="table-column">
      <style:table-column-properties style:column-width="1.0208in" style:rel-column-width="23354*"/>
    </style:style>
    <style:style style:name="Table1.B" style:family="table-column">
      <style:table-column-properties style:column-width="1.8438in" style:rel-column-width="42181*"/>
    </style:style>
    <style:style style:name="Table1.A1" style:family="table-cell">
      <style:table-cell-properties fo:padding="0.0382in" fo:border="none"/>
    </style:style>
    <style:style style:name="Table1.A2" style:family="table-cell" style:data-style-name="N0">
      <style:table-cell-properties fo:padding="0.0382in" fo:border="none"/>
    </style:style>
    <style:style style:name="Table1.B6" style:family="table-cell" style:data-style-name="N1">
      <style:table-cell-properties fo:padding="0.0382in" fo:border="none"/>
    </style:style>
    <style:style style:name="Table2" style:family="table">
      <style:table-properties style:width="6.9271in" fo:margin-left="0.0042in" fo:margin-right="-0.0063in" table:align="margins"/>
    </style:style>
    <style:style style:name="Table2.A" style:family="table-column">
      <style:table-column-properties style:column-width="2.8333in" style:rel-column-width="26805*"/>
    </style:style>
    <style:style style:name="Table2.B" style:family="table-column">
      <style:table-column-properties style:column-width="0.6563in" style:rel-column-width="6208*"/>
    </style:style>
    <style:style style:name="Table2.C" style:family="table-column">
      <style:table-column-properties style:column-width="1.7708in" style:rel-column-width="16753*"/>
    </style:style>
    <style:style style:name="Table2.D" style:family="table-column">
      <style:table-column-properties style:column-width="1.6667in" style:rel-column-width="15769*"/>
    </style:style>
    <style:style style:name="Table2.A1" style:family="table-cell">
      <style:table-cell-properties fo:padding="0.0382in" fo:border="none"/>
    </style:style>
    <style:style style:name="P1" style:family="paragraph" style:parent-style-name="Table_20_Contents">
      <style:paragraph-properties fo:text-align="end" style:justify-single-word="false"/>
    </style:style>
    <style:style style:name="P2" style:family="paragraph" style:parent-style-name="Table_20_Contents">
      <style:text-properties style:text-underline-style="none"/>
    </style:style>
    <style:style style:name="P3" style:family="paragraph" style:parent-style-name="Text_20_body">
      <style:text-properties style:text-position="0% 100%"/>
    </style:style>
    <style:style style:name="P4" style:family="paragraph" style:parent-style-name="Text_20_body">
      <style:paragraph-properties fo:margin-left="0.4925in" fo:margin-right="0in" fo:text-indent="0in" style:auto-text-indent="false"/>
      <style:text-properties style:text-position="0% 100%"/>
    </style:style>
    <style:style style:name="P5" style:family="paragraph" style:parent-style-name="Text_20_body">
      <style:paragraph-properties fo:margin-left="0in" fo:margin-right="0in" fo:text-indent="0in" style:auto-text-indent="false"/>
      <style:text-properties style:text-position="0% 100%"/>
    </style:style>
    <style:style style:name="P6" style:family="paragraph" style:parent-style-name="Text_20_body">
      <style:paragraph-properties fo:margin-left="0.9846in" fo:margin-right="0in" fo:text-indent="0in" style:auto-text-indent="false"/>
    </style:style>
    <style:style style:name="P7" style:family="paragraph" style:parent-style-name="Text_20_body">
      <style:paragraph-properties fo:margin-left="0.9846in" fo:margin-right="0in" fo:text-indent="0in" style:auto-text-indent="false"/>
      <style:text-properties style:text-position="0% 100%"/>
    </style:style>
    <style:style style:name="P8" style:family="paragraph" style:parent-style-name="Heading_20_1">
      <style:text-properties style:text-position="0% 100%"/>
    </style:style>
    <style:style style:name="P9" style:family="paragraph" style:parent-style-name="Heading_20_1">
      <style:paragraph-properties fo:margin-left="0in" fo:margin-right="0in" fo:text-indent="0in" style:auto-text-indent="false"/>
      <style:text-properties style:text-position="0% 100%"/>
    </style:style>
    <style:style style:name="P10" style:family="paragraph" style:parent-style-name="Text_20_body" style:list-style-name="L1"/>
    <style:style style:name="P11" style:family="paragraph" style:parent-style-name="Text_20_body" style:list-style-name="L2">
      <style:text-properties style:text-position="0% 100%"/>
    </style:style>
    <style:style style:name="P12" style:family="paragraph" style:parent-style-name="Text_20_body" style:list-style-name="L3">
      <style:text-properties style:text-position="0% 100%"/>
    </style:style>
    <style:style style:name="P13" style:family="paragraph" style:parent-style-name="Text_20_body" style:list-style-name="L1">
      <style:text-properties style:text-position="0% 100%"/>
    </style:style>
    <style:style style:name="P14" style:family="paragraph" style:parent-style-name="Text_20_body" style:list-style-name="L4">
      <style:text-properties style:text-position="0% 100%"/>
    </style:style>
    <style:style style:name="T1" style:family="text">
      <style:text-properties style:text-position="super 58%"/>
    </style:style>
    <style:style style:name="T2" style:family="text">
      <style:text-properties style:text-position="0% 100%"/>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number-style style:name="N1">
      <number:number number: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P Observation Record</text:p>
      <text:p text:style-name="Text_20_body">The purpose of this document is to collect observations and discoveries as I make them during the SPP project. Ideally I would have started this document as soon as I started working on this project, but unfortuneatly I didn't have the foresight to know this project would end up being as involved as it has turned out to be, and I have potentially missed a great number of observations since I started. Regardless, I will do my best from this point on to both capture any future observations at the time I make them, and to recollect observations that I have already made sometime in the past.</text:p>
      <text:h text:style-name="Heading_20_1" text:outline-level="1">Given that there are n palindromes of depth 2, the number of palindromes at depth 4 is at least n^2.</text:h>
      <text:p text:style-name="Text_20_body">For instance, in the ITA word list, there are 1001 palindromes that can be made that consist of exactly 2 words, and wherein there are the same number of characters on the left side of the palindrome as there are on the right side of the palindrome. Some examples are as follows:</text:p>
      <text:list xml:id="list1955472506" text:style-name="L1">
        <text:list-item>
          <text:p text:style-name="P10">ba ab</text:p>
        </text:list-item>
        <text:list-item>
          <text:p text:style-name="P10">ma am</text:p>
        </text:list-item>
        <text:list-item>
          <text:p text:style-name="P10">la al</text:p>
        </text:list-item>
        <text:list-item>
          <text:p text:style-name="P10">redia aider</text:p>
        </text:list-item>
        <text:list-item>
          <text:p text:style-name="P10">pac cap</text:p>
        </text:list-item>
        <text:list-item>
          <text:p text:style-name="P10">spec ceps</text:p>
        </text:list-item>
        <text:list-item>
          <text:p text:style-name="P10">tub but</text:p>
        </text:list-item>
        <text:list-item>
          <text:p text:style-name="P10">sedile elides</text:p>
        </text:list-item>
        <text:list-item>
          <text:p text:style-name="P10">he eh</text:p>
        </text:list-item>
        <text:list-item>
          <text:p text:style-name="P10">pool loop</text:p>
        </text:list-item>
      </text:list>
      <text:p text:style-name="Text_20_body">And so on. Since any of these palindromes can in turn be used to make another palindrome, by embedding it within any other palindrome in the list including itself, then there are at least n<text:span text:style-name="T1">2</text:span><text:span text:style-name="T2"> palindromes of depth 4 that also exhibit the same type of symmetry. Here are some examples based on combinations of the words above:</text:span></text:p>
      <text:list xml:id="list739368474" text:style-name="L2">
        <text:list-item>
          <text:p text:style-name="P11">ba ma am ab</text:p>
        </text:list-item>
        <text:list-item>
          <text:p text:style-name="P11">pac spec ceps cap</text:p>
        </text:list-item>
        <text:list-item>
          <text:p text:style-name="P11">sedile redia aider elides</text:p>
        </text:list-item>
        <text:list-item>
          <text:p text:style-name="P11">he pool loop eh</text:p>
        </text:list-item>
        <text:list-item>
          <text:p text:style-name="P11">la ba ab al</text:p>
        </text:list-item>
      </text:list>
      <text:p text:style-name="P3">This continues for palindromes of depth 6, 8, and so on:</text:p>
      <text:list xml:id="list650571842" text:style-name="L3">
        <text:list-item>
          <text:p text:style-name="P12">depth 6: la ma ba ab am al</text:p>
        </text:list-item>
        <text:list-item>
          <text:p text:style-name="P12">depth 8: pool he sedile tub but elides eh loop</text:p>
        </text:list-item>
        <text:list-item>
          <text:p text:style-name="P12">depth 10: la redia pac spec tub but ceps cap aider al</text:p>
        </text:list-item>
      </text:list>
      <text:p text:style-name="P3"><text:soft-page-break/>Therefore, to calculate the number of completely even such palindromes in a set of words, let n be the number of palindromes at depth 2. The number of even palindromes that could be constructed using combinations of those palindromes is then:</text:p>
      <text:p text:style-name="P4"><draw:frame draw:style-name="fr1" draw:name="Object1" text:anchor-type="as-char" svg:width="0.5008in" svg:height="0.348in" draw:z-index="0"><draw:object xlink:href="./Object 1" xlink:type="simple" xlink:show="embed" xlink:actuate="onLoad"/><draw:image xlink:href="./ObjectReplacements/Object 1" xlink:type="simple" xlink:show="embed" xlink:actuate="onLoad"/></draw:frame></text:p>
      <text:p text:style-name="P5">Which means in the case of the ITA dataset we're dealing with the following palindrome counts:</text:p>
      <table:table table:name="Table1" table:style-name="Table1">
        <table:table-column table:style-name="Table1.A"/>
        <table:table-column table:style-name="Table1.B"/>
        <table:table-row>
          <table:table-cell table:style-name="Table1.A1" office:value-type="string">
            <text:p text:style-name="Table_20_Contents">Depth</text:p>
          </table:table-cell>
          <table:table-cell table:style-name="Table1.A1" office:value-type="string">
            <text:p text:style-name="Table_20_Contents">Even Palindrome Count</text:p>
          </table:table-cell>
        </table:table-row>
        <table:table-row>
          <table:table-cell table:style-name="Table1.A2" office:value-type="float" office:value="2">
            <text:p text:style-name="Table_20_Contents">2</text:p>
          </table:table-cell>
          <table:table-cell table:style-name="Table1.A2" office:value-type="float" office:value="1001">
            <text:p text:style-name="P1">1001</text:p>
          </table:table-cell>
        </table:table-row>
        <table:table-row>
          <table:table-cell table:style-name="Table1.A2" office:value-type="float" office:value="4">
            <text:p text:style-name="Table_20_Contents">4</text:p>
          </table:table-cell>
          <table:table-cell table:style-name="Table1.A2" office:value-type="float" office:value="1002001">
            <text:p text:style-name="P1">1002001</text:p>
          </table:table-cell>
        </table:table-row>
        <table:table-row>
          <table:table-cell table:style-name="Table1.A2" office:value-type="float" office:value="6">
            <text:p text:style-name="Table_20_Contents">6</text:p>
          </table:table-cell>
          <table:table-cell table:style-name="Table1.A2" office:value-type="float" office:value="1003003001">
            <text:p text:style-name="P1">1003003001</text:p>
          </table:table-cell>
        </table:table-row>
        <table:table-row>
          <table:table-cell table:style-name="Table1.A2" office:value-type="float" office:value="8">
            <text:p text:style-name="Table_20_Contents">8</text:p>
          </table:table-cell>
          <table:table-cell table:style-name="Table1.A2" office:value-type="float" office:value="1004006004001">
            <text:p text:style-name="P1">1004006004001</text:p>
          </table:table-cell>
        </table:table-row>
        <table:table-row>
          <table:table-cell table:style-name="Table1.A2" office:value-type="float" office:value="10">
            <text:p text:style-name="Table_20_Contents">10</text:p>
          </table:table-cell>
          <table:table-cell table:style-name="Table1.B6" office:value-type="float" office:value="1.005010010005E+015">
            <text:p text:style-name="P1">1005010010005000</text:p>
          </table:table-cell>
        </table:table-row>
        <table:table-row>
          <table:table-cell table:style-name="Table1.A2" office:value-type="float" office:value="12">
            <text:p text:style-name="Table_20_Contents">12</text:p>
          </table:table-cell>
          <table:table-cell table:style-name="Table1.B6" office:value-type="float" office:value="0">
            <text:p text:style-name="P1">0</text:p>
          </table:table-cell>
        </table:table-row>
      </table:table>
      <text:p text:style-name="P5"/>
      <text:p text:style-name="P5">This means, as you can see means there are a huge number of palindromes to choose from!</text:p>
      <text:h text:style-name="P8" text:outline-level="1">For every even palindrome, there is an equal an opposite reverse paldinrome</text:h>
      <text:p text:style-name="P3">Within the ITA word list, there are 1001 palindromes that are of depth 2 (that is, they consist of 2 words) that end at the network root (no characters in the middle, even number of characters on both sides of the midpoint). Here are some examples:</text:p>
      <text:list xml:id="list439272334" text:continue-list="list1955472506" text:style-name="L1">
        <text:list-item text:start-value="1">
          <text:p text:style-name="P10">redia aider</text:p>
        </text:list-item>
        <text:list-item>
          <text:p text:style-name="P10">spec ceps</text:p>
        </text:list-item>
        <text:list-item>
          <text:p text:style-name="P10">tub but</text:p>
        </text:list-item>
        <text:list-item>
          <text:p text:style-name="P10">sedile elides</text:p>
        </text:list-item>
        <text:list-item>
          <text:p text:style-name="P13">pool loop</text:p>
        </text:list-item>
      </text:list>
      <text:p text:style-name="P5">For each one of these palindromes, there must be another palindrome that consists of those same two words, but in the opposite order, such is in the following counter-examples:</text:p>
      <text:list xml:id="list1995359500" text:continue-list="list439272334" text:style-name="L1">
        <text:list-item text:start-value="1">
          <text:p text:style-name="P10">aider redia</text:p>
        </text:list-item>
        <text:list-item>
          <text:p text:style-name="P10">ceps spec</text:p>
        </text:list-item>
        <text:list-item>
          <text:p text:style-name="P10">but tub</text:p>
        </text:list-item>
        <text:list-item>
          <text:p text:style-name="P10">elides sedile</text:p>
        </text:list-item>
        <text:list-item>
          <text:p text:style-name="P13">loop pool</text:p>
        </text:list-item>
      </text:list>
      <text:p text:style-name="P5">Thus, of the 1001 palindromes of depth 2, there must only be 500 unique paldinromes, and the other 500 must be the mirror images. I have yet to figure out how there could be an odd number of such palindromes. I would expect there to only be 1000 or 1002, but not 1001. Need to figure it out.</text:p>
      <text:p text:style-name="P5"><text:soft-page-break/></text:p>
      <text:h text:style-name="P9" text:outline-level="1">When you add a “cheap” word that uses common vowels, its almost sure that you'll have to incur duplicates of those vowels in order to complete the remaining consonants</text:h>
      <text:p text:style-name="P5">I recently tried my own version of tree-ida*-search and in doing so also logged all the attempts that it made at the smallest possible cost. My intent was to allow the program to continue running for potentially several days, in order to enumerate all possible paths upto the point that they cross the 51 f-cost limit, but unfortuneatly my computer crashed a few hours into it.</text:p>
      <text:p text:style-name="P5">Regardless, I was still able to enumerate 554,968 such paths, which is enough to draw some initial conclusions. One thing I observed while watching the output and again while scanning through the file after the crash, is that the loops back to the root node are having an even bigger impact than I expected, especially when coupled with expansions on extremely productive remainders. For instance, several hundred thousand paths in the file that it generated start with zibet, and end with zib. The reason this one causes such a huge explosion in paths is that there are a huge number of words that match, because they end in “te”. To make matters worse, there are then a great many words that complete to go back to the root node, due to other short words. For instance, take the following palindrome which loops back to the root node but is not a pangram:</text:p>
      <text:p text:style-name="P4">zibet ar rate biz</text:p>
      <text:p text:style-name="P5">This type of palindrome was a fairly regular occurrence, and every time it occurs it enumerates every possible combination essentially to compute the remaining vowels, o and u. You can clearly see it cycling through the same basic set of further palindromes, such as:</text:p>
      <text:p text:style-name="P4">zibet ar wonky know rate biz</text:p>
      <text:p text:style-name="P4">zibet ar wons now rate biz</text:p>
      <text:p text:style-name="P4">zibet ar wop pow rate biz</text:p>
      <text:p text:style-name="P4">etc...</text:p>
      <text:p text:style-name="P5">So the key observation I feel is important in this is that I believe I may be underutilizing vowels in my h-cost scoring function. The words zibet and biz lead to a huge number of palindromes that get somewhat close based on the current scoring function, but all those paths seem to get stuck for the same reason: you quickly run out of vowels when you try to complete the pangram.</text:p>
      <text:p text:style-name="P5">Here's an illustration, based on a few of the actual palindromes from the expansion set:</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path</text:p>
          </table:table-cell>
          <table:table-cell table:style-name="Table2.A1" office:value-type="string">
            <text:p text:style-name="Table_20_Contents">vowels</text:p>
          </table:table-cell>
          <table:table-cell table:style-name="Table2.A1" office:value-type="string">
            <text:p text:style-name="Table_20_Contents">consonants</text:p>
          </table:table-cell>
          <table:table-cell table:style-name="Table2.A1" office:value-type="string">
            <text:p text:style-name="Table_20_Contents">remaining</text:p>
          </table:table-cell>
        </table:table-row>
        <table:table-row>
          <table:table-cell table:style-name="Table2.A1" office:value-type="string">
            <text:p text:style-name="Table_20_Contents">zibet ar wop vug my guv pow rate biz</text:p>
          </table:table-cell>
          <table:table-cell table:style-name="Table2.A1" office:value-type="string">
            <text:p text:style-name="Table_20_Contents">aeiouy</text:p>
          </table:table-cell>
          <table:table-cell table:style-name="Table2.A1" office:value-type="string">
            <text:p text:style-name="P2">bgmprtvwz</text:p>
          </table:table-cell>
          <table:table-cell table:style-name="Table2.A1" office:value-type="string">
            <text:p text:style-name="P2">cdfhjklnqsx</text:p>
          </table:table-cell>
        </table:table-row>
        <table:table-row>
          <table:table-cell table:style-name="Table2.A1" office:value-type="string">
            <text:p text:style-name="Table_20_Contents">zibets acold run hymn urd lo caste biz</text:p>
          </table:table-cell>
          <table:table-cell table:style-name="Table2.A1" office:value-type="string">
            <text:p text:style-name="Table_20_Contents">aeiouy</text:p>
          </table:table-cell>
          <table:table-cell table:style-name="Table2.A1" office:value-type="string">
            <text:p text:style-name="P2">bcdhlmnrstz</text:p>
          </table:table-cell>
          <table:table-cell table:style-name="Table2.A1" office:value-type="string">
            <text:p text:style-name="Table_20_Contents">fgjkpqvwx</text:p>
          </table:table-cell>
        </table:table-row>
        <table:table-row>
          <table:table-cell table:style-name="Table2.A1" office:value-type="string">
            <text:p text:style-name="Table_20_Contents">zibets acyl fog drum urd go fly caste biz</text:p>
          </table:table-cell>
          <table:table-cell table:style-name="Table2.A1" office:value-type="string">
            <text:p text:style-name="Table_20_Contents">aeiouy</text:p>
          </table:table-cell>
          <table:table-cell table:style-name="Table2.A1" office:value-type="string">
            <text:p text:style-name="P2">bcdfglmrstz</text:p>
          </table:table-cell>
          <table:table-cell table:style-name="Table2.A1" office:value-type="string">
            <text:p text:style-name="Table_20_Contents">hjknpqvwx</text:p>
          </table:table-cell>
        </table:table-row>
        <table:table-row>
          <table:table-cell table:style-name="Table2.A1" office:value-type="string">
            <text:p text:style-name="Table_20_Contents">zibets ah nu my ropy mun haste biz</text:p>
          </table:table-cell>
          <table:table-cell table:style-name="Table2.A1" office:value-type="string">
            <text:p text:style-name="Table_20_Contents">aeiouy</text:p>
          </table:table-cell>
          <table:table-cell table:style-name="Table2.A1" office:value-type="string">
            <text:p text:style-name="P2">bhmnprstz</text:p>
          </table:table-cell>
          <table:table-cell table:style-name="Table2.A1" office:value-type="string">
            <text:p text:style-name="Table_20_Contents">cdfgjklqvwx</text:p>
          </table:table-cell>
        </table:table-row>
        <table:table-row>
          <table:table-cell table:style-name="Table2.A1" office:value-type="string">
            <text:p text:style-name="Table_20_Contents">zibets ah nu my roc cory mun haste biz</text:p>
          </table:table-cell>
          <table:table-cell table:style-name="Table2.A1" office:value-type="string">
            <text:p text:style-name="Table_20_Contents">aeiouy</text:p>
          </table:table-cell>
          <table:table-cell table:style-name="Table2.A1" office:value-type="string">
            <text:p text:style-name="P2">bchmnrstz</text:p>
          </table:table-cell>
          <table:table-cell table:style-name="Table2.A1" office:value-type="string">
            <text:p text:style-name="Table_20_Contents">dfgjklpqvwx</text:p>
          </table:table-cell>
        </table:table-row>
      </table:table>
      <text:p text:style-name="P5"/>
      <text:p text:style-name="P5"><text:soft-page-break/>Clearly there is a pattern here. The key factor that is currently causing the h-cost to exceed the 51 character limit is the expenditure of the 6 vowels. If there is someway we can move this factor up to the earlier depth levels in the search, we may be able to drastically reduce the number of nodes that we need to expand, and find the solution much more quickly. How can we state this in such a way that we can prove we still have the shortest possible palindrome pangram? How can we state this in such a way that it can be incorporated into our h-cost function?</text:p>
      <text:p text:style-name="P5">Here are some further questions I have that may help provoke design ideas:</text:p>
      <text:list xml:id="list362600786" text:style-name="L4">
        <text:list-item>
          <text:p text:style-name="P14">Can there ever be a path from “zibets” (lhs) that gives you the remaining consonants, “cdfghjklmnpqrvwx”, perfectly, using only the remaining vowels, “aouy”? </text:p>
        </text:list-item>
        <text:list-item>
          <text:p text:style-name="P14">To get that large of a diverse array of consonants will be difficult using only “aouy”, but can we prove its impossible, using what we know about the network. Which combinations of consonants never appear without a given vowel?</text:p>
        </text:list-item>
        <text:list-item>
          <text:p text:style-name="P14">From a given vertex, is it it possible to tell how much to adjust the h-cost given that a set of vowels has already been used?</text:p>
        </text:list-item>
      </text:list>
      <text:p text:style-name="P3">Perhaps another way to move a little further forward is to reanalyze the h-cost function.</text:p>
      <text:p text:style-name="P3">Here is the logic for the main h-cost function, the simple one:</text:p>
      <text:p text:style-name="P4">Let c be the count of letters have already been accumulated by the palindrome builder. </text:p>
      <text:p text:style-name="P4">Let n be the length of the remaining letters at the current vertex.</text:p>
      <text:p text:style-name="P4">Then h, the heuristic best case estimate from this vertex to a palindrome vertex that passes through edges having all of the remaining letters is:</text:p>
      <text:p text:style-name="P6"><text:span text:style-name="T2"><draw:frame draw:style-name="fr1" draw:name="Object2" text:anchor-type="as-char" svg:width="1.3783in" svg:height="0.2008in" draw:z-index="1"><draw:object xlink:href="./Object 2" xlink:type="simple" xlink:show="embed" xlink:actuate="onLoad"/><draw:image xlink:href="./ObjectReplacements/Object 2" xlink:type="simple" xlink:show="embed" xlink:actuate="onLoad"/></draw:frame></text:span><text:span text:style-name="T2">, where c &gt; 0 and n &gt;= 0</text:span></text:p>
      <text:p text:style-name="P6"><text:span text:style-name="T2"><draw:frame draw:style-name="fr1" draw:name="Object3" text:anchor-type="as-char" svg:width="0.628in" svg:height="0.2008in" draw:z-index="2"><draw:object xlink:href="./Object 3" xlink:type="simple" xlink:show="embed" xlink:actuate="onLoad"/><draw:image xlink:href="./ObjectReplacements/Object 3" xlink:type="simple" xlink:show="embed" xlink:actuate="onLoad"/></draw:frame></text:span><text:span text:style-name="T2">, where c = 0 and n &gt; 0</text:span></text:p>
      <text:p text:style-name="P6"><text:span text:style-name="T2"><draw:frame draw:style-name="fr1" draw:name="Object4" text:anchor-type="as-char" svg:width="0.3992in" svg:height="0.2008in" draw:z-index="3"><draw:object xlink:href="./Object 4" xlink:type="simple" xlink:show="embed" xlink:actuate="onLoad"/><draw:image xlink:href="./ObjectReplacements/Object 4" xlink:type="simple" xlink:show="embed" xlink:actuate="onLoad"/></draw:frame></text:span><text:span text:style-name="T2">, where c = 0 and n = 0</text:span></text:p>
      <text:p text:style-name="P4">This means that if there are characters remaining to be found, then its going to take you almost double the number of characters you still need to find, because you'll need to mirror each one. However, it doesn't take exactly double, because it is possible to make palindromes where the middle character does not repeat. For instance, take the word radar; the 'd' does not repeat, but it is still a palindrome.</text:p>
      <text:h text:style-name="Heading_20_1" text:outline-level="1">Ant Colony Optimization Approach</text:h>
      <text:p text:style-name="Text_20_body">I've been thinking for the past few days of applying an ant colony optimization approach to this problem, since it appears to be of sufficient computational complexity that an exact solution will not be possible.</text:p>
      <text:p text:style-name="Text_20_body">While reading a paper on this topic, one of the issues that has been in my mind with regards to applying it to SPP in particular, has been how and whether to have the pheromone trail apply directly to the edge, or whether and how to take the edge as it exists for a given search path. That is, the network itself as its structured is not bound to the current state of the search. So if I did not take it into account, ants could leave a pheromone trail across an edge in using that edge to complete one particular segment of the journey, without really meaning that the edge is useful for any other search state.</text:p>
      <text:p text:style-name="P7"><text:soft-page-break/></text:p>
      <text:p text:style-name="P7"/>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2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6T14:54:17</meta:creation-date>
    <meta:generator>OpenOffice.org/3.0$Unix OpenOffice.org_project/300m15$Build-9379</meta:generator>
    <dc:date>2009-10-02T00:35:38</dc:date>
    <meta:editing-duration>PT07H10M29S</meta:editing-duration>
    <meta:editing-cycles>21</meta:editing-cycles>
    <meta:document-statistic meta:character-count="8640" meta:image-count="0" meta:object-count="4" meta:page-count="5" meta:paragraph-count="108" meta:table-count="2" meta:word-count="162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p</math:mi>
      <math:mo math:stretchy="false">=</math:mo>
      <math:msup>
        <math:mi>n</math:mi>
        <math:mfrac>
          <math:mi>d</math:mi>
          <math:mn>2</math:mn>
        </math:mfrac>
      </math:msup>
    </math:mrow>
    <math:annotation math:encoding="StarMath 5.0">p = n^{{d} over {2}}</math:annotation>
  </math:semantics>
</math:math>
</file>

<file path=Object 2/content.xml><?xml version="1.0" encoding="utf-8"?>
<!DOCTYPE math  PUBLIC '-//OpenOffice.org//DTD Modified W3C MathML 1.01//EN'  'math.dtd'>
<math:math xmlns:math="http://www.w3.org/1998/Math/MathML">
  <math:semantics>
    <math:mrow>
      <math:mrow>
        <math:mi>h</math:mi>
        <math:mo math:stretchy="false">=</math:mo>
        <math:mn>2</math:mn>
      </math:mrow>
      <math:mrow>
        <math:mrow>
          <math:mrow>
            <math:mo math:stretchy="false">(</math:mo>
            <math:mrow>
              <math:mn>26</math:mn>
              <math:mo math:stretchy="false">−</math:mo>
              <math:mi>c</math:mi>
            </math:mrow>
            <math:mo math:stretchy="false">)</math:mo>
          </math:mrow>
          <math:mo math:stretchy="false">−</math:mo>
          <math:mn>1</math:mn>
        </math:mrow>
        <math:mo math:stretchy="false">+</math:mo>
        <math:mi>n</math:mi>
      </math:mrow>
    </math:mrow>
    <math:annotation math:encoding="StarMath 5.0">h = 2(26 - c) - 1 + n</math:annotation>
  </math:semantics>
</math:math>
</file>

<file path=Object 3/content.xml><?xml version="1.0" encoding="utf-8"?>
<!DOCTYPE math  PUBLIC '-//OpenOffice.org//DTD Modified W3C MathML 1.01//EN'  'math.dtd'>
<math:math xmlns:math="http://www.w3.org/1998/Math/MathML">
  <math:semantics>
    <math:mrow>
      <math:mi>h</math:mi>
      <math:mo math:stretchy="false">=</math:mo>
      <math:mrow>
        <math:mi>n</math:mi>
        <math:mo math:stretchy="false">−</math:mo>
        <math:mn>1</math:mn>
      </math:mrow>
    </math:mrow>
    <math:annotation math:encoding="StarMath 5.0">h = n - 1</math:annotation>
  </math:semantics>
</math:math>
</file>

<file path=Object 4/content.xml><?xml version="1.0" encoding="utf-8"?>
<!DOCTYPE math  PUBLIC '-//OpenOffice.org//DTD Modified W3C MathML 1.01//EN'  'math.dtd'>
<math:math xmlns:math="http://www.w3.org/1998/Math/MathML">
  <math:semantics>
    <math:mrow>
      <math:mi>h</math:mi>
      <math:mo math:stretchy="false">=</math:mo>
      <math:mn>0</math:mn>
    </math:mrow>
    <math:annotation math:encoding="StarMath 5.0">h = 0</math:annotation>
  </math:semantics>
</math:math>
</file>